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3.935cm"/>
    </style:style>
    <style:style style:name="co7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b515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2" office:value-type="string">
            <text:p>État ES</text:p>
          </table:table-cell>
          <table:table-cell table:style-name="ce1" office:value-type="string">
            <text:p>Remarque</text:p>
          </table:table-cell>
          <table:table-cell table:style-name="ce1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3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17" office:value-type="string">
            <text:p>to be translated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3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3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4">04/09/2011</text:date>, <text:time>17:0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9-04T17:08:38</dc:date>
    <dc:creator>dominique </dc:creator>
    <meta:editing-duration>PT14H44M18S</meta:editing-duration>
    <meta:editing-cycles>88</meta:editing-cycles>
    <meta:generator>LibreOffice/3.3$Unix LibreOffice_project/330m19$Build-301</meta:generator>
    <meta:document-statistic meta:table-count="3" meta:cell-count="125" meta:object-count="0"/>
  </office:meta>
</office:document-meta>
</file>